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128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40404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ackground-color="#434343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wrap-option="wrap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7"/>
        <table:table-row table:style-name="ro1">
          <table:table-cell table:style-name="ce2" office:value-type="string" calcext:value-type="string">
            <text:p>Month=&gt;</text:p>
          </table:table-cell>
          <table:table-cell table:style-name="ce8" office:value-type="date" office:date-value="2022-02-01" calcext:value-type="date" table:number-columns-spanned="1" table:number-rows-spanned="2">
            <text:p>Feb-22</text:p>
          </table:table-cell>
          <table:table-cell table:style-name="ce8" office:value-type="date" office:date-value="2022-03-01" calcext:value-type="date" table:number-columns-spanned="1" table:number-rows-spanned="2">
            <text:p>Mar-22</text:p>
          </table:table-cell>
          <table:table-cell table:style-name="ce8" office:value-type="date" office:date-value="2022-04-01" calcext:value-type="date" table:number-columns-spanned="1" table:number-rows-spanned="2">
            <text:p>Apr-22</text:p>
          </table:table-cell>
          <table:table-cell table:style-name="ce8" office:value-type="date" office:date-value="2022-05-01" calcext:value-type="date" table:number-columns-spanned="1" table:number-rows-spanned="2">
            <text:p>May-22</text:p>
          </table:table-cell>
          <table:table-cell table:style-name="ce8" office:value-type="date" office:date-value="2022-06-01" calcext:value-type="date" table:number-columns-spanned="1" table:number-rows-spanned="2">
            <text:p>Jun-22</text:p>
          </table:table-cell>
          <table:table-cell table:style-name="ce8" office:value-type="date" office:date-value="2022-07-01" calcext:value-type="date" table:number-columns-spanned="1" table:number-rows-spanned="2">
            <text:p>Jul-22</text:p>
          </table:table-cell>
          <table:table-cell table:style-name="ce8" office:value-type="date" office:date-value="2022-08-01" calcext:value-type="date" table:number-columns-spanned="1" table:number-rows-spanned="2">
            <text:p>Aug-22</text:p>
          </table:table-cell>
          <table:table-cell table:style-name="ce8" office:value-type="date" office:date-value="2022-09-01" calcext:value-type="date" table:number-columns-spanned="1" table:number-rows-spanned="2">
            <text:p>Sep-22</text:p>
          </table:table-cell>
          <table:table-cell table:style-name="ce8" office:value-type="date" office:date-value="2022-10-01" calcext:value-type="date" table:number-columns-spanned="1" table:number-rows-spanned="2">
            <text:p>Oct-22</text:p>
          </table:table-cell>
          <table:table-cell table:style-name="ce8" office:value-type="date" office:date-value="2022-11-01" calcext:value-type="date" table:number-columns-spanned="1" table:number-rows-spanned="2">
            <text:p>Nov-22</text:p>
          </table:table-cell>
          <table:table-cell table:style-name="ce8" office:value-type="date" office:date-value="2022-12-01" calcext:value-type="date" table:number-columns-spanned="1" table:number-rows-spanned="2">
            <text:p>Dec-22</text:p>
          </table:table-cell>
          <table:table-cell table:style-name="ce8" office:value-type="date" office:date-value="2023-01-01" calcext:value-type="date" table:number-columns-spanned="1" table:number-rows-spanned="2">
            <text:p>Jan-23</text:p>
          </table:table-cell>
          <table:table-cell table:style-name="ce8" office:value-type="date" office:date-value="2023-02-01" calcext:value-type="date" table:number-columns-spanned="1" table:number-rows-spanned="2">
            <text:p>Feb-23</text:p>
          </table:table-cell>
          <table:table-cell table:style-name="ce8" office:value-type="date" office:date-value="2023-03-01" calcext:value-type="date" table:number-columns-spanned="1" table:number-rows-spanned="2">
            <text:p>Mar-23</text:p>
          </table:table-cell>
          <table:table-cell table:style-name="ce19" office:value-type="string" calcext:value-type="string" table:number-columns-spanned="1" table:number-rows-spanned="2">
            <text:p>Tota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dicator</text:p>
          </table:table-cell>
          <table:covered-table-cell table:number-columns-repeated="14" table:style-name="ce9"/>
          <table:covered-table-cell table:style-name="ce20"/>
          <table:table-cell table:number-columns-repeated="1008"/>
        </table:table-row>
        <table:table-row table:style-name="ro2">
          <table:table-cell table:style-name="ce4" office:value-type="string" calcext:value-type="string">
            <text:p>Missed Opportunities for HIV Testing (PMTCT)</text:p>
          </table:table-cell>
          <table:table-cell table:style-name="ce10" table:formula="of:=['file:///home/justus/Downloads/Data%20Verification%20Tool_version%2031052023.xlsx'#$'Missed HIV Testing'.D25]" office:value-type="string" office:string-value="Post Natal Register" calcext:value-type="string">
            <text:p>Post Natal Register</text:p>
          </table:table-cell>
          <table:table-cell table:style-name="ce10" table:formula="of:=['file:///homeD5/justus/Downloads/Data%20Verification%20Tool_version%2031052023.xlsx'#$'Missed HIV Testing'.E25]" office:value-type="string" office:string-value="" calcext:value-type="error">
            <text:p>#REF!</text:p>
          </table:table-cell>
          <table:table-cell table:style-name="ce10" table:formula="of:=['file:///home/justus/Downloads/Data%20Verification%20Tool_version%2031052023.xlsx'#$'Missed HIV Testing'.F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G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H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I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J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K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L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M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N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O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P2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IV Testing'.Q25]" office:value-type="float" office:value="0" calcext:value-type="float">
            <text:p>0</text:p>
          </table:table-cell>
          <table:table-cell table:style-name="ce21" table:formula="of:=SUM([.B3:.O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Missed Maternal HAART </text:p>
          </table:table-cell>
          <table:table-cell table:style-name="ce10" table:formula="of:=['file:///home/justus/Downloads/Data%20Verification%20Tool_version%2031052023.xlsx'#$'Missed Mat. HAART_Infant Prophy'.D54]" office:value-type="string" office:string-value="KHIS total: HV02-42" calcext:value-type="string">
            <text:p>KHIS total: HV02-42</text:p>
          </table:table-cell>
          <table:table-cell table:style-name="ce10" table:formula="of:=['file:///home/justus/Downloads/Data%20Verification%20Tool_version%2031052023.xlsx'#$'Missed Mat. HAART_Infant Prophy'.E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F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G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H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I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J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K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L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M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N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O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P54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Q54]" office:value-type="float" office:value="0" calcext:value-type="float">
            <text:p>0</text:p>
          </table:table-cell>
          <table:table-cell table:style-name="ce21" table:formula="of:=SUM([.B4:.O4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Missed Infant Prophylaxis</text:p>
          </table:table-cell>
          <table:table-cell table:style-name="ce10" table:formula="of:=['file:///home/justus/Downloads/Data%20Verification%20Tool_version%2031052023.xlsx'#$'Missed Mat. HAART_Infant Prophy'.D55]" office:value-type="string" office:string-value="MOH 731: total (HV02-42)" calcext:value-type="string">
            <text:p>MOH 731: total (HV02-42)</text:p>
          </table:table-cell>
          <table:table-cell table:style-name="ce10" table:formula="of:=['file:///home/justus/Downloads/Data%20Verification%20Tool_version%2031052023.xlsx'#$'Missed Mat. HAART_Infant Prophy'.E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F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G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H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I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J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K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L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M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N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O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P55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Mat. HAART_Infant Prophy'.Q55]" office:value-type="float" office:value="0" calcext:value-type="float">
            <text:p>0</text:p>
          </table:table-cell>
          <table:table-cell table:style-name="ce21" table:formula="of:=SUM([.B5:.O5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Missed HEI Screening at Penta 1</text:p>
          </table:table-cell>
          <table:table-cell table:style-name="ce10" table:formula="of:=['file:///home/justus/Downloads/Data%20Verification%20Tool_version%2031052023.xlsx'#$'Missed HEI Screening at Penta 1'.C12]" office:value-type="string" office:string-value="KHIS: HV02-38" calcext:value-type="string">
            <text:p>KHIS: HV02-38</text:p>
          </table:table-cell>
          <table:table-cell table:style-name="ce10" table:formula="of:=['file:///home/justus/Downloads/Data%20Verification%20Tool_version%2031052023.xlsx'#$'Missed HEI Screening at Penta 1'.D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E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F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G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H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I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J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K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L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M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N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O12]" office:value-type="float" office:value="0" calcext:value-type="float">
            <text:p>0</text:p>
          </table:table-cell>
          <table:table-cell table:style-name="ce10" table:formula="of:=['file:///home/justus/Downloads/Data%20Verification%20Tool_version%2031052023.xlsx'#$'Missed HEI Screening at Penta 1'.P12]" office:value-type="float" office:value="0" calcext:value-type="float">
            <text:p>0</text:p>
          </table:table-cell>
          <table:table-cell table:style-name="ce21" table:formula="of:=SUM([.B6:.O6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Missed DTG Optimization</text:p>
          </table:table-cell>
          <table:table-cell table:style-name="ce11" table:number-columns-repeated="13"/>
          <table:table-cell table:style-name="ce16" table:formula="of:=['file:///home/justus/Downloads/Data%20Verification%20Tool_version%2031052023.xlsx'#$'VL Supp. &amp; Optimization for CAL'.B11]" office:value-type="string" office:string-value="Number with valid Viral Load" calcext:value-type="string">
            <text:p>Number with valid Viral Load</text:p>
          </table:table-cell>
          <table:table-cell table:style-name="ce21" table:formula="of:=[.O7]" office:value-type="string" office:string-value="Number with valid Viral Load" calcext:value-type="string">
            <text:p>Number with valid Viral Load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Missed opportuniities for HIV positive PBFW (EMR)</text:p>
          </table:table-cell>
          <table:table-cell table:style-name="ce12" table:formula="of:=['file:///home/justus/Downloads/Data%20Verification%20Tool_version%2031052023.xlsx'#$'Missed Mat. HAART_Infant Prophy'.D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E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F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G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H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I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J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K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L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M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N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O56]" office:value-type="float" office:value="0" calcext:value-type="float">
            <text:p>0</text:p>
          </table:table-cell>
          <table:table-cell table:style-name="ce12" table:formula="of:=['file:///home/justus/Downloads/Data%20Verification%20Tool_version%2031052023.xlsx'#$'Missed Mat. HAART_Infant Prophy'.P56]" office:value-type="float" office:value="0" calcext:value-type="float">
            <text:p>0</text:p>
          </table:table-cell>
          <table:table-cell table:style-name="ce5" table:formula="of:=['file:///home/justus/Downloads/Data%20Verification%20Tool_version%2031052023.xlsx'#$'Missed Mat. HAART_Infant Prophy'.Q56]" office:value-type="float" office:value="0" calcext:value-type="float">
            <text:p>0</text:p>
          </table:table-cell>
          <table:table-cell table:style-name="ce21" table:formula="of:=[.O8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VL documentation on EMR</text:p>
          </table:table-cell>
          <table:table-cell table:style-name="ce13" table:number-columns-repeated="13"/>
          <table:table-cell table:style-name="ce17" table:formula="of:=['file:///home/justus/Downloads/Data%20Verification%20Tool_version%2031052023.xlsx'#$'VL Supp. &amp; Optimization for CAL'.B12]" office:value-type="string" office:string-value="VL documented in EMR" calcext:value-type="string">
            <text:p>VL documented in EMR</text:p>
          </table:table-cell>
          <table:table-cell table:style-name="ce22" table:formula="of:=[.O9]" office:value-type="string" office:string-value="VL documented in EMR" calcext:value-type="string">
            <text:p>VL documented in EMR</text:p>
          </table:table-cell>
          <table:table-cell table:number-columns-repeated="1008"/>
        </table:table-row>
        <table:table-row table:style-name="ro3">
          <table:table-cell table:style-name="ce5" office:value-type="string" calcext:value-type="string">
            <text:p>PBFW unsuppressed</text:p>
          </table:table-cell>
          <table:table-cell table:style-name="ce13" table:number-columns-repeated="13"/>
          <table:table-cell table:style-name="ce5"/>
          <table:table-cell table:style-name="ce21" table:formula="of:=[.O1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CALHIV unsuppressed</text:p>
          </table:table-cell>
          <table:table-cell table:style-name="ce13" table:number-columns-repeated="13"/>
          <table:table-cell table:style-name="ce17" table:formula="of:=['file:///home/justus/Downloads/Data%20Verification%20Tool_version%2031052023.xlsx'#$'VL Supp. &amp; Optimization for CAL'.B13]" office:value-type="string" office:string-value="Number with suppressed viral load" calcext:value-type="string">
            <text:p>Number with suppressed viral load</text:p>
          </table:table-cell>
          <table:table-cell table:style-name="ce21" table:formula="of:=[.O11]" office:value-type="string" office:string-value="Number with suppressed viral load" calcext:value-type="string">
            <text:p>Number with suppressed viral load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Biological Children &lt;15Yrs of WRA currently on treatment with undocumented HIV status</text:p>
          </table:table-cell>
          <table:table-cell table:style-name="ce14"/>
          <table:table-cell table:style-name="ce15" table:number-columns-repeated="2"/>
          <table:table-cell table:style-name="ce14" table:number-columns-repeated="10"/>
          <table:table-cell table:style-name="ce18" table:number-columns-repeated="2"/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justus/Downloads/Data%20Verification%20Tool_version%2031052023.xlsx'#Missed HIV Testing" table:print="false" table:style-name="ta_extref">
        <table:table-source xlink:type="simple" xlink:href="../../../../../Downloads/Data%20Verification%20Tool_version%2031052023.xlsx" table:table-name="Missed HIV Testing" table:mode="copy-results-only"/>
        <table:table-column table:number-columns-repeated="4"/>
        <table:table-row table:number-rows-repeated="24">
          <table:table-cell table:number-columns-repeated="4"/>
        </table:table-row>
        <table:table-row>
          <table:table-cell table:number-columns-repeated="3"/>
          <table:table-cell table:style-name="ce1" office:value-type="string">
            <text:p>Post Natal Register</text:p>
          </table:table-cell>
        </table:table-row>
      </table:table>
      <table:table table:name="'file:///home/justus/Downloads/Data%20Verification%20Tool_version%2031052023.xlsx'#Missed Mat. HAART_Infant Prophy" table:print="false" table:style-name="ta_extref">
        <table:table-source xlink:type="simple" xlink:href="../../../../../Downloads/Data%20Verification%20Tool_version%2031052023.xlsx" table:table-name="Missed Mat. HAART_Infant Prophy" table:mode="copy-results-only"/>
        <table:table-column table:number-columns-repeated="17"/>
        <table:table-row table:number-rows-repeated="53">
          <table:table-cell table:number-columns-repeated="17"/>
        </table:table-row>
        <table:table-row>
          <table:table-cell table:number-columns-repeated="3"/>
          <table:table-cell table:style-name="ce1" office:value-type="string">
            <text:p>KHIS total: HV02-42</text:p>
          </table:table-cell>
        </table:table-row>
        <table:table-row>
          <table:table-cell table:number-columns-repeated="3"/>
          <table:table-cell table:style-name="ce1" office:value-type="string">
            <text:p>MOH 731: total (HV02-42)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home/justus/Downloads/Data%20Verification%20Tool_version%2031052023.xlsx'#Missed HEI Screening at Penta 1" table:print="false" table:style-name="ta_extref">
        <table:table-source xlink:type="simple" xlink:href="../../../../../Downloads/Data%20Verification%20Tool_version%2031052023.xlsx" table:table-name="Missed HEI Screening at Penta 1" table:mode="copy-results-only"/>
        <table:table-column table:number-columns-repeated="3"/>
        <table:table-row table:number-rows-repeated="11">
          <table:table-cell table:number-columns-repeated="3"/>
        </table:table-row>
        <table:table-row>
          <table:table-cell table:number-columns-repeated="2"/>
          <table:table-cell table:style-name="ce1" office:value-type="string">
            <text:p>KHIS: HV02-38</text:p>
          </table:table-cell>
        </table:table-row>
      </table:table>
      <table:table table:name="'file:///home/justus/Downloads/Data%20Verification%20Tool_version%2031052023.xlsx'#VL Supp. &amp; Optimization for CAL" table:print="false" table:style-name="ta_extref">
        <table:table-source xlink:type="simple" xlink:href="../../../../../Downloads/Data%20Verification%20Tool_version%2031052023.xlsx" table:table-name="VL Supp. &amp; Optimization for CAL" table:mode="copy-results-only"/>
        <table:table-column table:number-columns-repeated="2"/>
        <table:table-row table:number-rows-repeated="10">
          <table:table-cell table:number-columns-repeated="2"/>
        </table:table-row>
        <table:table-row>
          <table:table-cell/>
          <table:table-cell table:style-name="ce1" office:value-type="string">
            <text:p>Number with valid Viral Load</text:p>
          </table:table-cell>
        </table:table-row>
        <table:table-row>
          <table:table-cell/>
          <table:table-cell table:style-name="ce1" office:value-type="string">
            <text:p>VL documented in EMR</text:p>
          </table:table-cell>
        </table:table-row>
        <table:table-row>
          <table:table-cell/>
          <table:table-cell table:style-name="ce1" office:value-type="string">
            <text:p>Number with suppressed viral lo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2:31:18.966832007</meta:creation-date>
    <dc:date>2023-06-17T22:38:58.831899758</dc:date>
    <meta:editing-duration>PT7M40S</meta:editing-duration>
    <meta:editing-cycles>2</meta:editing-cycles>
    <meta:generator>LibreOffice/7.3.7.2$Linux_X86_64 LibreOffice_project/30$Build-2</meta:generator>
    <meta:document-statistic meta:table-count="1" meta:cell-count="109" meta:object-count="0"/>
  </office:meta>
</office:document-meta>
</file>